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paragraph-properties fo:text-align="justify" style:justify-single-word="false"/>
    </style:style>
    <style:style style:name="P14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style:font-weight-asian="normal" style:font-weight-complex="normal" loext:char-shading-value="0"/>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color="#6666ff"/>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2"/>
      <text:h text:style-name="P13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9"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9"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8945830831492362233"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9"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39"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77"/>
      <text:p text:style-name="P47"/>
      <text:p text:style-name="P57"><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text:soft-page-break/>–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text:soft-page-break/>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2">Мне печалиться не стоит</text:p><text:p text:style-name="P132">Жизнь прекрасна и полн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 —</text:p><text:p text:style-name="P132">Но друзей моих немного,</text:p><text:p text:style-name="P132">Студи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text:p>
      <text:p text:style-name="P37"><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text:soft-page-break/>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oft-page-break/><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водку у вас принято пить?</text:p>
      <text:p text:style-name="P35"><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text:span><text:span text:style-name="T11">Н</text:span><text:span text:style-name="T11">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text:span><text:span text:style-name="T11">ближайшим </text:span><text:span text:style-name="T11">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text:span><text:span text:style-name="T11">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text:soft-page-break/>–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Стражник подмигнул мне и, скосив глаза на дверь,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text:span text:style-name="T1">Ты</text:span>? <text:span text:style-name="T11">–</text:span> повернулась она ко мне.</text:p>
      <text:p text:style-name="P36"><text:soft-page-break/>–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text:soft-page-break/>–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text:soft-page-break/></text:p>
      <text:p text:style-name="P1"><text:span text:style-name="T42">&lt;</text:span><text:span text:style-name="T61">Mark Knopfler - </text:span><text:span text:style-name="T60">Hill Farmer's Blues</text:span><text:span text:style-name="T4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text:soft-page-break/>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text:soft-page-break/>–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47">&lt;<text:span text:style-name="T6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text:soft-page-break/>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text:soft-page-break/>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text:soft-page-break/>–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text:soft-page-break/>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text:soft-page-break/>–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text:soft-page-break/>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oft-page-break/><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oft-page-break/><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oft-page-break/><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text:soft-page-break/>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text:soft-page-break/>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oft-page-break/><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text:soft-page-break/>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oft-page-break/><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oft-page-break/><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oft-page-break/><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6">David Bowie - Lets Dance/ Ashes To Ashes</text:span></text:p>
      <text:p text:style-name="P40"><text:span text:style-name="T6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text:soft-page-break/>–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7">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oft-page-break/><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text:soft-page-break/>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text:soft-page-break/>–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text:soft-page-break/>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oft-page-break/><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text:soft-page-break/>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text:soft-page-break/>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oft-page-break/><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oft-page-break/><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text:soft-page-break/>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oft-page-break/><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oft-page-break/><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2"><text:soft-page-break/><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4">—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4">—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0"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text:span><text:span text:style-name="T79">&lt;</text:span><text:span text:style-name="T78">Луна</text:span><text:span text:style-name="T79">&gt;</text:span><text:span text:style-name="T7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text:soft-page-break/></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8">трид</text:span><text:span text:style-name="T1">цать лет, если его сменят через </text:span><text:span text:style-name="T6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text:soft-page-break/>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text:soft-page-break/>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text:soft-page-break/>–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oft-page-break/><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text:soft-page-break/>&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1" text:outline-level="3">Воскресение</text:h>
      <text:p text:style-name="P47">&lt;<text:span text:style-name="T8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1"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0">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39"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0">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text:soft-page-break/>–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3T00:18:12.40</dc:date>
    <meta:editing-duration>P135DT7H14M55S</meta:editing-duration>
    <meta:editing-cycles>8213</meta:editing-cycles>
    <meta:generator>OpenOffice/4.1.1$Win32 OpenOffice.org_project/411m6$Build-9775</meta:generator>
    <dc:creator>макс </dc:creator>
    <meta:document-statistic meta:table-count="0" meta:image-count="0" meta:object-count="0" meta:page-count="208" meta:paragraph-count="4416" meta:word-count="96515" meta:character-count="612209"/>
  </office:meta>
</office:document-meta>
</file>